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わわわ・・・あわわわわ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ああぁぁ・・・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いい気持ちじゃぁ・・・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↑：城下町西・迷いの森
←：オシル湖
→：城下町南・マハイ山</text:p>
          </table:table-cell>
          <table:table-cell table:style-name="ce0"/>
          <table:table-cell table:style-name="ce0"/>
          <table:table-cell table:style-name="ce0" office:value-type="string">
            <text:p>↑：Castle Town West ・ Lost Forest
←：Lake Oshiru
→：Castle Town South ・ Mt. Mahai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6+01:00</meta:creation-date>
    <dc:date>2019-12-14T19:37:1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